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>
      <style:text-properties fo:color="#dc2300" style:font-name="Trebuchet MS" fo:font-size="10pt" style:font-size-asian="10pt" style:font-name-complex="Zawgyi-One" style:font-size-complex="10pt"/>
    </style:style>
    <style:style style:name="P3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4" style:family="paragraph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94006b" style:font-name="Trebuchet MS" fo:font-size="10pt" style:font-size-asian="10pt" style:font-name-complex="Zawgyi-One" style:font-size-complex="10pt"/>
    </style:style>
    <style:style style:name="P6" style:family="paragraph">
      <style:text-properties fo:color="#4c4c4c"/>
    </style:style>
    <style:style style:name="P7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color="#dc2300" style:font-name="Trebuchet MS" fo:font-size="8pt" style:font-size-asian="8pt" style:font-name-complex="Zawgyi-One" style:font-size-complex="8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P13" style:family="paragraph">
      <style:text-properties fo:color="#94006b" style:font-name="Trebuchet MS" fo:font-size="8pt" style:font-size-asian="8pt" style:font-name-complex="Zawgyi-One" style:font-size-complex="8pt"/>
    </style:style>
    <style:style style:name="P14" style:family="paragraph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5" style:family="paragraph">
      <style:text-properties fo:color="#94006b" style:font-name="Zawgyi-One" fo:font-size="8pt" style:font-size-asian="8pt" style:font-name-complex="Zawgyi-One" style:font-size-complex="8pt"/>
    </style:style>
    <style:style style:name="P16" style:family="paragraph">
      <style:text-properties fo:color="#2323dc"/>
    </style:style>
    <style:style style:name="P17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dc2300" style:font-name="Trebuchet MS" fo:font-size="10pt" style:font-size-asian="10pt" style:font-name-complex="Zawgyi-One" style:font-size-complex="10pt"/>
    </style:style>
    <style:style style:name="T3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4" style:family="text">
      <style:text-properties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94006b" style:font-name="Trebuchet MS" fo:font-size="10pt" style:font-size-asian="10pt" style:font-name-complex="Zawgyi-One" style:font-size-complex="10pt"/>
    </style:style>
    <style:style style:name="T6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dc2300" style:font-name="Trebuchet MS" fo:font-size="8pt" style:font-size-asian="8pt" style:font-name-complex="Zawgyi-One" style:font-size-complex="8pt"/>
    </style:style>
    <style:style style:name="T8" style:family="text">
      <style:text-properties fo:color="#2323dc" style:font-name="Trebuchet MS" fo:font-size="6pt" fo:font-weight="normal" style:font-size-asian="6pt" style:font-weight-asian="normal" style:font-name-complex="Zawgyi-One" style:font-size-complex="6pt" style:font-weight-complex="normal"/>
    </style:style>
    <style:style style:name="T9" style:family="text">
      <style:text-properties fo:color="#94006b" style:font-name="Trebuchet MS" fo:font-size="8pt" style:font-size-asian="8pt" style:font-name-complex="Zawgyi-One" style:font-size-complex="8pt"/>
    </style:style>
    <style:style style:name="T10" style:family="text">
      <style:text-properties fo:color="#2323dc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1" style:family="text">
      <style:text-properties fo:color="#2323dc" style:font-name="Trebuchet MS" fo:font-size="10pt" fo:font-weight="normal" style:font-name-asian="Andale Sans UI" style:font-size-asian="10pt" style:font-weight-asian="normal" style:font-name-complex="Zawgyi-One" style:font-size-complex="10pt" style:font-weight-complex="normal"/>
    </style:style>
    <style:style style:name="T12" style:family="text">
      <style:text-properties fo:color="#94006b" style:font-name="Trebuchet MS" fo:font-size="5pt" style:font-size-asian="5pt" style:font-name-complex="Zawgyi-One" style:font-size-complex="5pt"/>
    </style:style>
    <style:style style:name="T13" style:family="text">
      <style:text-properties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4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draw:fill="solid" draw:fill-color="#dc2300" draw:textarea-vertical-align="middle" draw:auto-grow-height="false" fo:min-height="0.5201in" fo:min-width="0.3465in" style:run-through="foreground"/>
    </style:style>
    <style:style style:name="gr7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3" text:anchor-type="paragraph" svg:x="5.7598in" svg:y="2.0299in" svg:width="0.1665in" svg:height="0.1665in" draw:z-index="63"><draw:image xlink:href="Pictures/100002000000001000000010A5762456.png" xlink:type="simple" xlink:show="embed" xlink:actuate="onLoad"/></draw:frame><draw:frame draw:style-name="fr1" draw:name="graphics2" text:anchor-type="paragraph" svg:x="5.1319in" svg:y="2.0299in" svg:width="0.1772in" svg:height="0.1563in" draw:z-index="62"><draw:image xlink:href="Pictures/10000201000000110000000F7081A154.png" xlink:type="simple" xlink:show="embed" xlink:actuate="onLoad"/></draw:frame><draw:custom-shape text:anchor-type="paragraph" draw:z-index="58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60" draw:style-name="gr5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24in" svg:height="0.3024in" svg:x="4.361in" svg:y="1.9657in"><draw:text-box><text:p text:style-name="P6"><text:span text:style-name="T6">Alt</text:span></text:p></draw:text-box></draw:frame></draw:g><draw:g text:anchor-type="paragraph" draw:z-index="57" draw:style-name="gr5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24in" svg:height="0.3024in" svg:x="6.2209in" svg:y="1.9657in"><draw:text-box><text:p text:style-name="P6"><text:span text:style-name="T6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56" draw:style-name="gr5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24in" svg:height="0.3024in" svg:x="0.0811in" svg:y="1.9657in"><draw:text-box><text:p text:style-name="P6"><text:span text:style-name="T6">Ctrl</text:span></text:p></draw:text-box></draw:frame></draw:g><draw:g text:anchor-type="paragraph" draw:z-index="54" draw:style-name="gr5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24in" svg:height="0.3024in" svg:x="1.3209in" svg:y="1.9657in"><draw:text-box><text:p text:style-name="P6"><text:span text:style-name="T6">Alt</text:span></text:p></draw:text-box></draw:frame></draw:g><draw:frame draw:style-name="fr1" draw:name="graphics1" text:anchor-type="paragraph" svg:x="0.8402in" svg:y="2.0299in" svg:width="0.1772in" svg:height="0.1563in" draw:z-index="55"><draw:image xlink:href="Pictures/10000201000000110000000F7081A154.png" xlink:type="simple" xlink:show="embed" xlink:actuate="onLoad"/></draw:frame><draw:g text:anchor-type="paragraph" draw:z-index="53" draw:style-name="gr2"><draw:custom-shape draw:style-name="gr3" svg:width="0.4303in" svg:height="0.4303in" svg:x="1.0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2374in" svg:y="1.5366in"><draw:text-box><text:p><text:span text:style-name="T2">ၫ</text:span></text:p></draw:text-box></draw:frame><draw:frame draw:style-name="gr4" draw:text-style-name="P3" svg:width="0.3394in" svg:height="0.3024in" svg:x="1.05in" svg:y="1.3902in"><draw:text-box><text:p><text:span text:style-name="T3">ၿ <text:s/></text:span></text:p></draw:text-box></draw:frame><draw:frame draw:style-name="gr4" draw:text-style-name="P4" svg:width="0.3421in" svg:height="0.3024in" svg:x="1.05in" svg:y="1.5366in"><draw:text-box><text:p><text:span text:style-name="T4">ည</text:span></text:p></draw:text-box></draw:frame><draw:frame draw:style-name="gr4" draw:text-style-name="P5" svg:width="0.2795in" svg:height="0.3024in" svg:x="1.2374in" svg:y="1.3902in"><draw:text-box><text:p><text:span text:style-name="T5"><text:s/></text:span><text:span text:style-name="T5"><text:s/>ၩ</text:span></text:p></draw:text-box></draw:frame></draw:g><draw:g text:anchor-type="paragraph" draw:z-index="42" draw:style-name="gr5"><draw:custom-shape draw:style-name="gr3" svg:width="1.0205in" svg:height="0.4303in" svg:x="0.0201in" svg:y="1.420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17" svg:width="0.4071in" svg:height="0.3024in" svg:x="0.3701in" svg:y="1.4902in"><draw:text-box><text:p text:style-name="P16"><text:span text:style-name="T14">Shift</text:span></text:p></draw:text-box></draw:frame></draw:g><draw:g text:anchor-type="paragraph" draw:z-index="27" draw:style-name="gr5"><draw:custom-shape draw:style-name="gr3" svg:width="0.6598in" svg:height="0.4303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7" svg:width="0.3323in" svg:height="0.3024in" svg:x="0.25in" svg:y="0.5701in"><draw:text-box><text:p text:style-name="P6"><text:span text:style-name="T6">Tab</text:span></text:p></draw:text-box></draw:frame></draw:g><draw:g text:anchor-type="paragraph" draw:z-index="2" draw:style-name="gr5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421in" svg:height="0.3024in" svg:x="6.2406in" svg:y="0.1in"><draw:text-box><text:p text:style-name="P6"><text:span text:style-name="T6">Back</text:span></text:p></draw:text-box></draw:frame></draw:g><draw:g text:anchor-type="paragraph" draw:z-index="40" draw:style-name="gr5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4531in" svg:height="0.3024in" svg:x="6.1406in" svg:y="1.0299in"><draw:text-box><text:p text:style-name="P6"><text:span text:style-name="T6">Enter</text:span></text:p></draw:text-box></draw:frame></draw:g><draw:g text:anchor-type="paragraph" draw:z-index="52" draw:style-name="gr5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7" svg:width="0.576in" svg:height="0.3024in" svg:x="5.9299in" svg:y="1.5in"><draw:text-box><text:p text:style-name="P16"><text:span text:style-name="T14">Shift</text:span></text:p></draw:text-box></draw:frame></draw:g><draw:g text:anchor-type="paragraph" draw:z-index="51" draw:style-name="gr2"><draw:custom-shape draw:style-name="gr3" svg:width="0.4303in" svg:height="0.4303in" svg:x="5.2854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4508in" svg:y="1.5382in"><draw:text-box><text:p><text:span text:style-name="T2">ၫ</text:span></text:p></draw:text-box></draw:frame><draw:frame draw:style-name="gr4" draw:text-style-name="P3" svg:width="0.3394in" svg:height="0.3024in" svg:x="5.2634in" svg:y="1.3917in"><draw:text-box><text:p><text:span text:style-name="T3">ၿ <text:s/></text:span></text:p></draw:text-box></draw:frame><draw:frame draw:style-name="gr4" draw:text-style-name="P4" svg:width="0.3421in" svg:height="0.3024in" svg:x="5.2634in" svg:y="1.5382in"><draw:text-box><text:p><text:span text:style-name="T4">ည</text:span></text:p></draw:text-box></draw:frame><draw:frame draw:style-name="gr4" draw:text-style-name="P5" svg:width="0.2795in" svg:height="0.3024in" svg:x="5.4508in" svg:y="1.3917in"><draw:text-box><text:p><text:span text:style-name="T5"><text:s/></text:span><text:span text:style-name="T5"><text:s/>ၩ</text:span></text:p></draw:text-box></draw:frame></draw:g><draw:g text:anchor-type="paragraph" draw:z-index="50" draw:style-name="gr2"><draw:custom-shape draw:style-name="gr3" svg:width="0.4303in" svg:height="0.4303in" svg:x="4.8185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9839in" svg:y="1.5382in"><draw:text-box><text:p><text:span text:style-name="T2">ၫ</text:span></text:p></draw:text-box></draw:frame><draw:frame draw:style-name="gr4" draw:text-style-name="P3" svg:width="0.3394in" svg:height="0.3024in" svg:x="4.7965in" svg:y="1.3917in"><draw:text-box><text:p><text:span text:style-name="T3">ၿ <text:s/></text:span></text:p></draw:text-box></draw:frame><draw:frame draw:style-name="gr4" draw:text-style-name="P4" svg:width="0.3421in" svg:height="0.3024in" svg:x="4.7965in" svg:y="1.5382in"><draw:text-box><text:p><text:span text:style-name="T4">ည</text:span></text:p></draw:text-box></draw:frame><draw:frame draw:style-name="gr4" draw:text-style-name="P5" svg:width="0.2795in" svg:height="0.3024in" svg:x="4.9839in" svg:y="1.3917in"><draw:text-box><text:p><text:span text:style-name="T5"><text:s/></text:span><text:span text:style-name="T5"><text:s/>ၩ</text:span></text:p></draw:text-box></draw:frame></draw:g><draw:g text:anchor-type="paragraph" draw:z-index="49" draw:style-name="gr2"><draw:custom-shape draw:style-name="gr3" svg:width="0.4303in" svg:height="0.4303in" svg:x="4.35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5173in" svg:y="1.5366in"><draw:text-box><text:p><text:span text:style-name="T2">ၫ</text:span></text:p></draw:text-box></draw:frame><draw:frame draw:style-name="gr4" draw:text-style-name="P3" svg:width="0.3394in" svg:height="0.3024in" svg:x="4.3299in" svg:y="1.3902in"><draw:text-box><text:p><text:span text:style-name="T3">ၿ <text:s/></text:span></text:p></draw:text-box></draw:frame><draw:frame draw:style-name="gr4" draw:text-style-name="P4" svg:width="0.3421in" svg:height="0.3024in" svg:x="4.3299in" svg:y="1.5366in"><draw:text-box><text:p><text:span text:style-name="T4">ည</text:span></text:p></draw:text-box></draw:frame><draw:frame draw:style-name="gr4" draw:text-style-name="P5" svg:width="0.2795in" svg:height="0.3024in" svg:x="4.5173in" svg:y="1.3902in"><draw:text-box><text:p><text:span text:style-name="T5"><text:s/></text:span><text:span text:style-name="T5"><text:s/>ၩ</text:span></text:p></draw:text-box></draw:frame></draw:g><draw:g text:anchor-type="paragraph" draw:z-index="48" draw:style-name="gr2"><draw:custom-shape draw:style-name="gr3" svg:width="0.4303in" svg:height="0.4303in" svg:x="3.8791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0445in" svg:y="1.5382in"><draw:text-box><text:p><text:span text:style-name="T2">ၫ</text:span></text:p></draw:text-box></draw:frame><draw:frame draw:style-name="gr4" draw:text-style-name="P3" svg:width="0.3394in" svg:height="0.3024in" svg:x="3.8571in" svg:y="1.3917in"><draw:text-box><text:p><text:span text:style-name="T3">ၿ <text:s/></text:span></text:p></draw:text-box></draw:frame><draw:frame draw:style-name="gr4" draw:text-style-name="P4" svg:width="0.3421in" svg:height="0.3024in" svg:x="3.8571in" svg:y="1.5382in"><draw:text-box><text:p><text:span text:style-name="T4">ည</text:span></text:p></draw:text-box></draw:frame><draw:frame draw:style-name="gr4" draw:text-style-name="P5" svg:width="0.2795in" svg:height="0.3024in" svg:x="4.0445in" svg:y="1.3917in"><draw:text-box><text:p><text:span text:style-name="T5"><text:s/></text:span><text:span text:style-name="T5"><text:s/>ၩ</text:span></text:p></draw:text-box></draw:frame></draw:g><draw:g text:anchor-type="paragraph" draw:z-index="47" draw:style-name="gr2"><draw:custom-shape draw:style-name="gr3" svg:width="0.4303in" svg:height="0.4303in" svg:x="3.412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5776in" svg:y="1.5366in"><draw:text-box><text:p><text:span text:style-name="T2">ၫ</text:span></text:p></draw:text-box></draw:frame><draw:frame draw:style-name="gr4" draw:text-style-name="P3" svg:width="0.3394in" svg:height="0.3024in" svg:x="3.3902in" svg:y="1.3902in"><draw:text-box><text:p><text:span text:style-name="T3">ၿ <text:s/></text:span></text:p></draw:text-box></draw:frame><draw:frame draw:style-name="gr4" draw:text-style-name="P4" svg:width="0.3421in" svg:height="0.3024in" svg:x="3.3902in" svg:y="1.5366in"><draw:text-box><text:p><text:span text:style-name="T4">ည</text:span></text:p></draw:text-box></draw:frame><draw:frame draw:style-name="gr4" draw:text-style-name="P5" svg:width="0.2795in" svg:height="0.3024in" svg:x="3.5776in" svg:y="1.3902in"><draw:text-box><text:p><text:span text:style-name="T5"><text:s/></text:span><text:span text:style-name="T5"><text:s/>ၩ</text:span></text:p></draw:text-box></draw:frame></draw:g><draw:g text:anchor-type="paragraph" draw:z-index="46" draw:style-name="gr2"><draw:custom-shape draw:style-name="gr3" svg:width="0.4303in" svg:height="0.4303in" svg:x="2.9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1075in" svg:y="1.5366in"><draw:text-box><text:p><text:span text:style-name="T2">ၫ</text:span></text:p></draw:text-box></draw:frame><draw:frame draw:style-name="gr4" draw:text-style-name="P3" svg:width="0.3394in" svg:height="0.3024in" svg:x="2.9201in" svg:y="1.3902in"><draw:text-box><text:p><text:span text:style-name="T3">ၿ <text:s/></text:span></text:p></draw:text-box></draw:frame><draw:frame draw:style-name="gr4" draw:text-style-name="P4" svg:width="0.3421in" svg:height="0.3024in" svg:x="2.9201in" svg:y="1.5366in"><draw:text-box><text:p><text:span text:style-name="T4">ည</text:span></text:p></draw:text-box></draw:frame><draw:frame draw:style-name="gr4" draw:text-style-name="P5" svg:width="0.2795in" svg:height="0.3024in" svg:x="3.1075in" svg:y="1.3902in"><draw:text-box><text:p><text:span text:style-name="T5"><text:s/></text:span><text:span text:style-name="T5"><text:s/>ၩ</text:span></text:p></draw:text-box></draw:frame></draw:g><draw:g text:anchor-type="paragraph" draw:z-index="45" draw:style-name="gr2"><draw:custom-shape draw:style-name="gr3" svg:width="0.4303in" svg:height="0.4303in" svg:x="2.47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6374in" svg:y="1.5366in"><draw:text-box><text:p><text:span text:style-name="T2">ၫ</text:span></text:p></draw:text-box></draw:frame><draw:frame draw:style-name="gr4" draw:text-style-name="P3" svg:width="0.3394in" svg:height="0.3024in" svg:x="2.45in" svg:y="1.3902in"><draw:text-box><text:p><text:span text:style-name="T3">ၿ <text:s/></text:span></text:p></draw:text-box></draw:frame><draw:frame draw:style-name="gr4" draw:text-style-name="P4" svg:width="0.3421in" svg:height="0.3024in" svg:x="2.45in" svg:y="1.5366in"><draw:text-box><text:p><text:span text:style-name="T4">ည</text:span></text:p></draw:text-box></draw:frame><draw:frame draw:style-name="gr4" draw:text-style-name="P5" svg:width="0.2795in" svg:height="0.3024in" svg:x="2.6374in" svg:y="1.3902in"><draw:text-box><text:p><text:span text:style-name="T5"><text:s/></text:span><text:span text:style-name="T5"><text:s/>ၩ</text:span></text:p></draw:text-box></draw:frame></draw:g><draw:g text:anchor-type="paragraph" draw:z-index="44" draw:style-name="gr2"><draw:custom-shape draw:style-name="gr3" svg:width="0.4303in" svg:height="0.4303in" svg:x="2.002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1673in" svg:y="1.5366in"><draw:text-box><text:p><text:span text:style-name="T2">ၫ</text:span></text:p></draw:text-box></draw:frame><draw:frame draw:style-name="gr4" draw:text-style-name="P3" svg:width="0.3394in" svg:height="0.3024in" svg:x="1.9799in" svg:y="1.3902in"><draw:text-box><text:p><text:span text:style-name="T3">ၿ <text:s/></text:span></text:p></draw:text-box></draw:frame><draw:frame draw:style-name="gr4" draw:text-style-name="P4" svg:width="0.3421in" svg:height="0.3024in" svg:x="1.9799in" svg:y="1.5366in"><draw:text-box><text:p><text:span text:style-name="T4">ည</text:span></text:p></draw:text-box></draw:frame><draw:frame draw:style-name="gr4" draw:text-style-name="P5" svg:width="0.2795in" svg:height="0.3024in" svg:x="2.1673in" svg:y="1.3902in"><draw:text-box><text:p><text:span text:style-name="T5"><text:s/></text:span><text:span text:style-name="T5"><text:s/>ၩ</text:span></text:p></draw:text-box></draw:frame></draw:g><draw:g text:anchor-type="paragraph" draw:z-index="43" draw:style-name="gr2"><draw:custom-shape draw:style-name="gr3" svg:width="0.4303in" svg:height="0.4303in" svg:x="1.5421in" svg:y="1.4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7075in" svg:y="1.5366in"><draw:text-box><text:p><text:span text:style-name="T2">ၫ</text:span></text:p></draw:text-box></draw:frame><draw:frame draw:style-name="gr4" draw:text-style-name="P3" svg:width="0.3394in" svg:height="0.3024in" svg:x="1.5201in" svg:y="1.3902in"><draw:text-box><text:p><text:span text:style-name="T3">ၿ <text:s/></text:span></text:p></draw:text-box></draw:frame><draw:frame draw:style-name="gr4" draw:text-style-name="P4" svg:width="0.3421in" svg:height="0.3024in" svg:x="1.5201in" svg:y="1.5366in"><draw:text-box><text:p><text:span text:style-name="T4">ည</text:span></text:p></draw:text-box></draw:frame><draw:frame draw:style-name="gr4" draw:text-style-name="P5" svg:width="0.2795in" svg:height="0.3024in" svg:x="1.7075in" svg:y="1.3902in"><draw:text-box><text:p><text:span text:style-name="T5"><text:s/></text:span><text:span text:style-name="T5"><text:s/>ၩ</text:span></text:p></draw:text-box></draw:frame></draw:g><draw:g text:anchor-type="paragraph" draw:z-index="41" draw:style-name="gr5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" draw:text-style-name="P7" svg:width="0.7205in" svg:height="0.3024in" svg:x="0.1in" svg:y="1.0299in"><draw:text-box><text:p text:style-name="P6"><text:span text:style-name="T6">Caps Lock</text:span></text:p></draw:text-box></draw:frame></draw:g><draw:g text:anchor-type="paragraph" draw:z-index="29" draw:style-name="gr2"><draw:custom-shape draw:style-name="gr3" svg:width="0.4303in" svg:height="0.4303in" svg:x="0.8421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0075in" svg:y="1.0665in"><draw:text-box><text:p><text:span text:style-name="T2">ၫ</text:span></text:p></draw:text-box></draw:frame><draw:frame draw:style-name="gr4" draw:text-style-name="P3" svg:width="0.3394in" svg:height="0.3024in" svg:x="0.8201in" svg:y="0.9201in"><draw:text-box><text:p><text:span text:style-name="T3">ၿ <text:s/></text:span></text:p></draw:text-box></draw:frame><draw:frame draw:style-name="gr4" draw:text-style-name="P4" svg:width="0.3421in" svg:height="0.3024in" svg:x="0.8201in" svg:y="1.0665in"><draw:text-box><text:p><text:span text:style-name="T4">ေ</text:span><text:span text:style-name="T13">-</text:span></text:p></draw:text-box></draw:frame><draw:frame draw:style-name="gr4" draw:text-style-name="P5" svg:width="0.2795in" svg:height="0.3024in" svg:x="1.0075in" svg:y="0.9201in"><draw:text-box><text:p><text:span text:style-name="T5"><text:s/></text:span><text:span text:style-name="T5"><text:s/>ၩ</text:span></text:p></draw:text-box></draw:frame></draw:g><draw:g text:anchor-type="paragraph" draw:z-index="39" draw:style-name="gr2"><draw:custom-shape draw:style-name="gr3" svg:width="0.4303in" svg:height="0.4303in" svg:x="5.5087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674in" svg:y="1.0744in"><draw:text-box><text:p><text:span text:style-name="T2">ၫ</text:span></text:p></draw:text-box></draw:frame><draw:frame draw:style-name="gr4" draw:text-style-name="P3" svg:width="0.3394in" svg:height="0.3024in" svg:x="5.4866in" svg:y="0.928in"><draw:text-box><text:p><text:span text:style-name="T3">ၿ <text:s/></text:span></text:p></draw:text-box></draw:frame><draw:frame draw:style-name="gr4" draw:text-style-name="P4" svg:width="0.3421in" svg:height="0.3024in" svg:x="5.4866in" svg:y="1.0744in"><draw:text-box><text:p><text:span text:style-name="T4">ဒ</text:span></text:p></draw:text-box></draw:frame><draw:frame draw:style-name="gr4" draw:text-style-name="P5" svg:width="0.2795in" svg:height="0.3024in" svg:x="5.674in" svg:y="0.928in"><draw:text-box><text:p><text:span text:style-name="T5"><text:s/></text:span><text:span text:style-name="T5"><text:s/>ၩ</text:span></text:p></draw:text-box></draw:frame></draw:g><draw:g text:anchor-type="paragraph" draw:z-index="38" draw:style-name="gr2"><draw:custom-shape draw:style-name="gr3" svg:width="0.4303in" svg:height="0.4303in" svg:x="5.0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2075in" svg:y="1.0744in"><draw:text-box><text:p><text:span text:style-name="T2">ၫ</text:span></text:p></draw:text-box></draw:frame><draw:frame draw:style-name="gr4" draw:text-style-name="P3" svg:width="0.3394in" svg:height="0.3024in" svg:x="5.0201in" svg:y="0.928in"><draw:text-box><text:p><text:span text:style-name="T3">ၿ <text:s/></text:span></text:p></draw:text-box></draw:frame><draw:frame draw:style-name="gr4" draw:text-style-name="P4" svg:width="0.3421in" svg:height="0.3024in" svg:x="5.0201in" svg:y="1.0744in"><draw:text-box><text:p><text:span text:style-name="T4">--</text:span><text:span text:style-name="T4">း</text:span></text:p></draw:text-box></draw:frame><draw:frame draw:style-name="gr4" draw:text-style-name="P5" svg:width="0.2795in" svg:height="0.3024in" svg:x="5.2075in" svg:y="0.928in"><draw:text-box><text:p><text:span text:style-name="T5"><text:s/></text:span><text:span text:style-name="T5"><text:s/>ၩ</text:span></text:p></draw:text-box></draw:frame></draw:g><draw:g text:anchor-type="paragraph" draw:z-index="37" draw:style-name="gr2"><draw:custom-shape draw:style-name="gr3" svg:width="0.4303in" svg:height="0.4303in" svg:x="4.5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7409in" svg:y="1.0744in"><draw:text-box><text:p><text:span text:style-name="T2">ၫ</text:span></text:p></draw:text-box></draw:frame><draw:frame draw:style-name="gr4" draw:text-style-name="P3" svg:width="0.3394in" svg:height="0.3024in" svg:x="4.5535in" svg:y="0.928in"><draw:text-box><text:p><text:span text:style-name="T3">ၿ <text:s/></text:span></text:p></draw:text-box></draw:frame><draw:frame draw:style-name="gr4" draw:text-style-name="P4" svg:width="0.3421in" svg:height="0.3024in" svg:x="4.5535in" svg:y="1.0744in"><draw:text-box><text:p><text:span text:style-name="T4">--</text:span><text:span text:style-name="T4">ူ</text:span></text:p></draw:text-box></draw:frame><draw:frame draw:style-name="gr4" draw:text-style-name="P5" svg:width="0.2795in" svg:height="0.3024in" svg:x="4.7409in" svg:y="0.928in"><draw:text-box><text:p><text:span text:style-name="T5"><text:s/></text:span><text:span text:style-name="T5"><text:s/>ၩ</text:span></text:p></draw:text-box></draw:frame></draw:g><draw:g text:anchor-type="paragraph" draw:z-index="36" draw:style-name="gr2"><draw:custom-shape draw:style-name="gr3" svg:width="0.4303in" svg:height="0.4303in" svg:x="4.1087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274in" svg:y="1.0744in"><draw:text-box><text:p><text:span text:style-name="T2">ၫ</text:span></text:p></draw:text-box></draw:frame><draw:frame draw:style-name="gr4" draw:text-style-name="P3" svg:width="0.3394in" svg:height="0.3024in" svg:x="4.0866in" svg:y="0.928in"><draw:text-box><text:p><text:span text:style-name="T3">ၿ <text:s/></text:span></text:p></draw:text-box></draw:frame><draw:frame draw:style-name="gr4" draw:text-style-name="P4" svg:width="0.3421in" svg:height="0.3024in" svg:x="4.0866in" svg:y="1.0744in"><draw:text-box><text:p><text:span text:style-name="T4">--</text:span><text:span text:style-name="T4">ု</text:span></text:p></draw:text-box></draw:frame><draw:frame draw:style-name="gr4" draw:text-style-name="P5" svg:width="0.2795in" svg:height="0.3024in" svg:x="4.274in" svg:y="0.928in"><draw:text-box><text:p><text:span text:style-name="T5"><text:s/></text:span><text:span text:style-name="T5"><text:s/>ၩ</text:span></text:p></draw:text-box></draw:frame></draw:g><draw:g text:anchor-type="paragraph" draw:z-index="35" draw:style-name="gr2"><draw:custom-shape draw:style-name="gr3" svg:width="0.4303in" svg:height="0.4303in" svg:x="3.6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8075in" svg:y="1.0744in"><draw:text-box><text:p><text:span text:style-name="T2">ၫ</text:span></text:p></draw:text-box></draw:frame><draw:frame draw:style-name="gr4" draw:text-style-name="P3" svg:width="0.3394in" svg:height="0.3024in" svg:x="3.6201in" svg:y="0.928in"><draw:text-box><text:p><text:span text:style-name="T3">ၿ <text:s/></text:span></text:p></draw:text-box></draw:frame><draw:frame draw:style-name="gr4" draw:text-style-name="P4" svg:width="0.3421in" svg:height="0.3024in" svg:x="3.6201in" svg:y="1.0744in"><draw:text-box><text:p><text:span text:style-name="T4">ျ</text:span><text:span text:style-name="T13">-</text:span></text:p></draw:text-box></draw:frame><draw:frame draw:style-name="gr4" draw:text-style-name="P5" svg:width="0.2795in" svg:height="0.3024in" svg:x="3.8075in" svg:y="0.928in"><draw:text-box><text:p><text:span text:style-name="T5"><text:s/></text:span><text:span text:style-name="T5"><text:s/>ၩ</text:span></text:p></draw:text-box></draw:frame></draw:g><draw:g text:anchor-type="paragraph" draw:z-index="34" draw:style-name="gr2"><draw:custom-shape draw:style-name="gr3" svg:width="0.4303in" svg:height="0.4303in" svg:x="3.1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3409in" svg:y="1.0744in"><draw:text-box><text:p><text:span text:style-name="T2">ၫ</text:span></text:p></draw:text-box></draw:frame><draw:frame draw:style-name="gr4" draw:text-style-name="P3" svg:width="0.3394in" svg:height="0.3024in" svg:x="3.1535in" svg:y="0.928in"><draw:text-box><text:p><text:span text:style-name="T3">ၿ <text:s/></text:span></text:p></draw:text-box></draw:frame><draw:frame draw:style-name="gr4" draw:text-style-name="P4" svg:width="0.3421in" svg:height="0.3024in" svg:x="3.1535in" svg:y="1.0744in"><draw:text-box><text:p><text:span text:style-name="T4">--</text:span><text:span text:style-name="T4">့</text:span></text:p></draw:text-box></draw:frame><draw:frame draw:style-name="gr4" draw:text-style-name="P5" svg:width="0.2795in" svg:height="0.3024in" svg:x="3.3409in" svg:y="0.928in"><draw:text-box><text:p><text:span text:style-name="T5"><text:s/></text:span><text:span text:style-name="T5"><text:s/>ၩ</text:span></text:p></draw:text-box></draw:frame></draw:g><draw:g text:anchor-type="paragraph" draw:z-index="33" draw:style-name="gr2"><draw:custom-shape draw:style-name="gr3" svg:width="0.4303in" svg:height="0.4303in" svg:x="2.7087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874in" svg:y="1.0744in"><draw:text-box><text:p><text:span text:style-name="T2">ၫ</text:span></text:p></draw:text-box></draw:frame><draw:frame draw:style-name="gr4" draw:text-style-name="P3" svg:width="0.3394in" svg:height="0.3024in" svg:x="2.6866in" svg:y="0.928in"><draw:text-box><text:p><text:span text:style-name="T3">ၿ <text:s/></text:span></text:p></draw:text-box></draw:frame><draw:frame draw:style-name="gr4" draw:text-style-name="P4" svg:width="0.3421in" svg:height="0.3024in" svg:x="2.6866in" svg:y="1.0744in"><draw:text-box><text:p><text:span text:style-name="T4">--</text:span><text:span text:style-name="T4">ါ</text:span></text:p></draw:text-box></draw:frame><draw:frame draw:style-name="gr4" draw:text-style-name="P5" svg:width="0.2795in" svg:height="0.3024in" svg:x="2.874in" svg:y="0.928in"><draw:text-box><text:p><text:span text:style-name="T5"><text:s/></text:span><text:span text:style-name="T5"><text:s/>ၩ</text:span></text:p></draw:text-box></draw:frame></draw:g><draw:g text:anchor-type="paragraph" draw:z-index="32" draw:style-name="gr2"><draw:custom-shape draw:style-name="gr3" svg:width="0.4303in" svg:height="0.4303in" svg:x="2.2421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4075in" svg:y="1.0744in"><draw:text-box><text:p><text:span text:style-name="T2">ၫ</text:span></text:p></draw:text-box></draw:frame><draw:frame draw:style-name="gr4" draw:text-style-name="P3" svg:width="0.3394in" svg:height="0.3024in" svg:x="2.2201in" svg:y="0.928in"><draw:text-box><text:p><text:span text:style-name="T3">ၿ <text:s/></text:span></text:p></draw:text-box></draw:frame><draw:frame draw:style-name="gr4" draw:text-style-name="P4" svg:width="0.3421in" svg:height="0.3024in" svg:x="2.2201in" svg:y="1.0744in"><draw:text-box><text:p><text:span text:style-name="T4">--</text:span><text:span text:style-name="T4">္</text:span></text:p></draw:text-box></draw:frame><draw:frame draw:style-name="gr4" draw:text-style-name="P5" svg:width="0.2795in" svg:height="0.3024in" svg:x="2.4075in" svg:y="0.928in"><draw:text-box><text:p><text:span text:style-name="T5"><text:s/></text:span><text:span text:style-name="T5"><text:s/>ၩ</text:span></text:p></draw:text-box></draw:frame></draw:g><draw:g text:anchor-type="paragraph" draw:z-index="31" draw:style-name="gr2"><draw:custom-shape draw:style-name="gr3" svg:width="0.4303in" svg:height="0.4303in" svg:x="1.7756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9409in" svg:y="1.0744in"><draw:text-box><text:p><text:span text:style-name="T2">ၫ</text:span></text:p></draw:text-box></draw:frame><draw:frame draw:style-name="gr4" draw:text-style-name="P3" svg:width="0.3394in" svg:height="0.3024in" svg:x="1.7535in" svg:y="0.928in"><draw:text-box><text:p><text:span text:style-name="T3">ၿ <text:s/></text:span></text:p></draw:text-box></draw:frame><draw:frame draw:style-name="gr4" draw:text-style-name="P4" svg:width="0.3421in" svg:height="0.3024in" svg:x="1.7535in" svg:y="1.0744in"><draw:text-box><text:p><text:span text:style-name="T4">--</text:span><text:span text:style-name="T4">ိ</text:span></text:p></draw:text-box></draw:frame><draw:frame draw:style-name="gr4" draw:text-style-name="P5" svg:width="0.2795in" svg:height="0.3024in" svg:x="1.9409in" svg:y="0.928in"><draw:text-box><text:p><text:span text:style-name="T5"><text:s/></text:span><text:span text:style-name="T5"><text:s/>ၩ</text:span></text:p></draw:text-box></draw:frame></draw:g><draw:g text:anchor-type="paragraph" draw:z-index="30" draw:style-name="gr2"><draw:custom-shape draw:style-name="gr3" svg:width="0.4303in" svg:height="0.4303in" svg:x="1.3087in" svg:y="0.95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474in" svg:y="1.0665in"><draw:text-box><text:p><text:span text:style-name="T2">ၫ</text:span></text:p></draw:text-box></draw:frame><draw:frame draw:style-name="gr4" draw:text-style-name="P3" svg:width="0.3394in" svg:height="0.3024in" svg:x="1.2866in" svg:y="0.9201in"><draw:text-box><text:p><text:span text:style-name="T3">ၿ <text:s/></text:span></text:p></draw:text-box></draw:frame><draw:frame draw:style-name="gr4" draw:text-style-name="P4" svg:width="0.3421in" svg:height="0.3024in" svg:x="1.2866in" svg:y="1.0665in"><draw:text-box><text:p><text:span text:style-name="T4">--</text:span><text:span text:style-name="T4">်</text:span></text:p></draw:text-box></draw:frame><draw:frame draw:style-name="gr4" draw:text-style-name="P5" svg:width="0.2795in" svg:height="0.3024in" svg:x="1.474in" svg:y="0.9201in"><draw:text-box><text:p><text:span text:style-name="T5"><text:s/></text:span><text:span text:style-name="T5"><text:s/>ၩ</text:span></text:p></draw:text-box></draw:frame></draw:g><draw:g text:anchor-type="paragraph" draw:z-index="26" draw:style-name="gr2"><draw:custom-shape draw:style-name="gr3" svg:width="0.4303in" svg:height="0.4303in" svg:x="5.8457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6.011in" svg:y="0.6102in"><draw:text-box><text:p><text:span text:style-name="T2">]</text:span></text:p></draw:text-box></draw:frame><draw:frame draw:style-name="gr4" draw:text-style-name="P3" svg:width="0.3394in" svg:height="0.3024in" svg:x="5.8236in" svg:y="0.4638in"><draw:text-box><text:p><text:span text:style-name="T3">“</text:span></text:p></draw:text-box></draw:frame><draw:frame draw:style-name="gr4" draw:text-style-name="P4" svg:width="0.3421in" svg:height="0.3024in" svg:x="5.8236in" svg:y="0.6102in"><draw:text-box><text:p><text:span text:style-name="T4">”</text:span></text:p></draw:text-box></draw:frame></draw:g><draw:g text:anchor-type="paragraph" draw:z-index="25" draw:style-name="gr2"><draw:custom-shape draw:style-name="gr3" svg:width="0.4303in" svg:height="0.4303in" svg:x="5.3791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5445in" svg:y="0.6102in"><draw:text-box><text:p><text:span text:style-name="T2">[</text:span></text:p></draw:text-box></draw:frame><draw:frame draw:style-name="gr4" draw:text-style-name="P3" svg:width="0.3394in" svg:height="0.3024in" svg:x="5.3571in" svg:y="0.4638in"><draw:text-box><text:p><text:span text:style-name="T3">ဧ</text:span></text:p></draw:text-box></draw:frame><draw:frame draw:style-name="gr4" draw:text-style-name="P4" svg:width="0.3421in" svg:height="0.3024in" svg:x="5.3571in" svg:y="0.6102in"><draw:text-box><text:p><text:span text:style-name="T4">ဟ</text:span></text:p></draw:text-box></draw:frame></draw:g><draw:g text:anchor-type="paragraph" draw:z-index="21" draw:style-name="gr2"><draw:custom-shape draw:style-name="gr3" svg:width="0.4303in" svg:height="0.4303in" svg:x="3.51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6776in" svg:y="0.6063in"><draw:text-box><text:p><text:span text:style-name="T2">--</text:span><text:span text:style-name="T2">ၠ</text:span></text:p></draw:text-box></draw:frame><draw:frame draw:style-name="gr4" draw:text-style-name="P3" svg:width="0.3394in" svg:height="0.3024in" svg:x="3.4902in" svg:y="0.4598in"><draw:text-box><text:p><text:span text:style-name="T3">--</text:span><text:span text:style-name="T3">႕</text:span></text:p></draw:text-box></draw:frame><draw:frame draw:style-name="gr4" draw:text-style-name="P4" svg:width="0.3421in" svg:height="0.3024in" svg:x="3.4902in" svg:y="0.6063in"><draw:text-box><text:p><text:span text:style-name="T4">က</text:span></text:p></draw:text-box></draw:frame><draw:frame draw:style-name="gr4" draw:text-style-name="P5" svg:width="0.2795in" svg:height="0.3024in" svg:x="3.6776in" svg:y="0.4598in"><draw:text-box><text:p><text:span text:style-name="T5">ဉ</text:span></text:p></draw:text-box></draw:frame></draw:g><draw:g text:anchor-type="paragraph" draw:z-index="19" draw:style-name="gr2"><draw:custom-shape draw:style-name="gr3" svg:width="0.4303in" svg:height="0.4303in" svg:x="2.5819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7472in" svg:y="0.6063in"><draw:text-box><text:p><text:span text:style-name="T2">ဤ</text:span></text:p></draw:text-box></draw:frame><draw:frame draw:style-name="gr4" draw:text-style-name="P3" svg:width="0.3394in" svg:height="0.3024in" svg:x="2.5598in" svg:y="0.4598in"><draw:text-box><text:p><text:span text:style-name="T3">--</text:span><text:span text:style-name="T3">ႊ</text:span></text:p></draw:text-box></draw:frame><draw:frame draw:style-name="gr4" draw:text-style-name="P4" svg:width="0.3421in" svg:height="0.3024in" svg:x="2.5598in" svg:y="0.6063in"><draw:text-box><text:p><text:span text:style-name="T4">အ</text:span></text:p></draw:text-box></draw:frame></draw:g><draw:g text:anchor-type="paragraph" draw:z-index="18" draw:style-name="gr2"><draw:custom-shape draw:style-name="gr3" svg:width="0.4303in" svg:height="0.4303in" svg:x="2.122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2.2874in" svg:y="0.6102in"><draw:text-box><text:p><text:span text:style-name="T2">--</text:span><text:span text:style-name="T2">ၼ</text:span></text:p></draw:text-box></draw:frame><draw:frame draw:style-name="gr4" draw:text-style-name="P3" svg:width="0.3394in" svg:height="0.3024in" svg:x="2.1in" svg:y="0.4638in"><draw:text-box><text:p><text:span text:style-name="T3">--</text:span><text:span text:style-name="T3">ြ</text:span><text:span text:style-name="T11">ၽ</text:span></text:p></draw:text-box></draw:frame><draw:frame draw:style-name="gr4" draw:text-style-name="P4" svg:width="0.3421in" svg:height="0.3024in" svg:x="2.1in" svg:y="0.6102in"><draw:text-box><text:p><text:span text:style-name="T4">မ</text:span></text:p></draw:text-box></draw:frame></draw:g><draw:g text:anchor-type="paragraph" draw:z-index="17" draw:style-name="gr2"><draw:custom-shape draw:style-name="gr3" svg:width="0.4303in" svg:height="0.4303in" svg:x="1.6555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8209in" svg:y="0.6102in"><draw:text-box><text:p><text:span text:style-name="T2">--</text:span><text:span text:style-name="T2">ၷ</text:span></text:p></draw:text-box></draw:frame><draw:frame draw:style-name="gr4" draw:text-style-name="P3" svg:width="0.3394in" svg:height="0.3024in" svg:x="1.6335in" svg:y="0.4638in"><draw:text-box><text:p><text:span text:style-name="T3">ႏ</text:span></text:p></draw:text-box></draw:frame><draw:frame draw:style-name="gr4" draw:text-style-name="P4" svg:width="0.3421in" svg:height="0.3024in" svg:x="1.6335in" svg:y="0.6102in"><draw:text-box><text:p><text:span text:style-name="T4">န</text:span></text:p></draw:text-box></draw:frame><draw:frame draw:style-name="gr4" draw:text-style-name="P5" svg:width="0.2795in" svg:height="0.3024in" svg:x="1.8209in" svg:y="0.4638in"><draw:text-box><text:p><text:span text:style-name="T5">--</text:span><text:span text:style-name="T5">႖</text:span></text:p></draw:text-box></draw:frame></draw:g><draw:g text:anchor-type="paragraph" draw:z-index="16" draw:style-name="gr2"><draw:custom-shape draw:style-name="gr3" svg:width="0.4303in" svg:height="0.4303in" svg:x="1.1886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3539in" svg:y="0.6063in"><draw:text-box><text:p><text:span text:style-name="T2">--</text:span><text:span text:style-name="T2">ၱ</text:span></text:p></draw:text-box></draw:frame><draw:frame draw:style-name="gr4" draw:text-style-name="P3" svg:width="0.3394in" svg:height="0.3024in" svg:x="1.1665in" svg:y="0.4598in"><draw:text-box><text:p><text:span text:style-name="T3">--</text:span><text:span text:style-name="T3">ႊ</text:span><text:span text:style-name="T11">ၽ</text:span></text:p></draw:text-box></draw:frame><draw:frame draw:style-name="gr4" draw:text-style-name="P4" svg:width="0.3421in" svg:height="0.3024in" svg:x="1.1665in" svg:y="0.6063in"><draw:text-box><text:p><text:span text:style-name="T4">တ</text:span></text:p></draw:text-box></draw:frame><draw:frame draw:style-name="gr4" draw:text-style-name="P5" svg:width="0.2795in" svg:height="0.3024in" svg:x="1.3539in" svg:y="0.4598in"><draw:text-box><text:p><text:span text:style-name="T5">--</text:span><text:span text:style-name="T5">ၱ</text:span></text:p></draw:text-box></draw:frame></draw:g><draw:g text:anchor-type="paragraph" draw:z-index="15" draw:style-name="gr2"><draw:custom-shape draw:style-name="gr3" svg:width="0.4303in" svg:height="0.4303in" svg:x="0.722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0.8874in" svg:y="0.6063in"><draw:text-box><text:p><text:span text:style-name="T2">--</text:span><text:span text:style-name="T2">ၦ</text:span></text:p></draw:text-box></draw:frame><draw:frame draw:style-name="gr4" draw:text-style-name="P3" svg:width="0.3394in" svg:height="0.3024in" svg:x="0.7in" svg:y="0.4598in"><draw:text-box><text:p><text:span text:style-name="T3">--</text:span><text:span text:style-name="T3">ွ</text:span><text:span text:style-name="T11">်</text:span></text:p></draw:text-box></draw:frame><draw:frame draw:style-name="gr4" draw:text-style-name="P4" svg:width="0.3421in" svg:height="0.3024in" svg:x="0.7in" svg:y="0.6063in"><draw:text-box><text:p><text:span text:style-name="T4">ဆ</text:span></text:p></draw:text-box></draw:frame><draw:frame draw:style-name="gr4" draw:text-style-name="P5" svg:width="0.2795in" svg:height="0.3024in" svg:x="0.8874in" svg:y="0.4598in"><draw:text-box><text:p><text:span text:style-name="T5">--</text:span><text:span text:style-name="T5">ၦ</text:span></text:p></draw:text-box></draw:frame></draw:g><draw:g text:anchor-type="paragraph" draw:z-index="14" draw:style-name="gr2"><draw:custom-shape draw:style-name="gr3" svg:width="0.4303in" svg:height="0.4303in" svg:x="5.6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7945in" svg:y="0.1465in"><draw:text-box><text:p><text:span text:style-name="T2">ၮ</text:span></text:p></draw:text-box></draw:frame><draw:frame draw:style-name="gr4" draw:text-style-name="P3" svg:width="0.3394in" svg:height="0.3024in" svg:x="5.6071in" svg:y="0in"><draw:text-box><text:p><text:span text:style-name="T3">+</text:span></text:p></draw:text-box></draw:frame><draw:frame draw:style-name="gr4" draw:text-style-name="P4" svg:width="0.3421in" svg:height="0.3024in" svg:x="5.6071in" svg:y="0.1465in"><draw:text-box><text:p><text:span text:style-name="T4">=</text:span></text:p></draw:text-box></draw:frame></draw:g><draw:g text:anchor-type="paragraph" draw:z-index="13" draw:style-name="gr2"><draw:custom-shape draw:style-name="gr3" svg:width="0.4303in" svg:height="0.4303in" svg:x="5.1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3276in" svg:y="0.1465in"><draw:text-box><text:p><text:span text:style-name="T2">႗</text:span></text:p></draw:text-box></draw:frame><draw:frame draw:style-name="gr4" draw:text-style-name="P3" svg:width="0.3394in" svg:height="0.3024in" svg:x="5.1402in" svg:y="0in"><draw:text-box><text:p><text:span text:style-name="T3">×</text:span></text:p></draw:text-box></draw:frame><draw:frame draw:style-name="gr4" draw:text-style-name="P4" svg:width="0.3421in" svg:height="0.3024in" svg:x="5.1402in" svg:y="0.1465in"><draw:text-box><text:p><text:span text:style-name="T4">-</text:span></text:p></draw:text-box></draw:frame></draw:g><draw:g text:anchor-type="paragraph" draw:z-index="12" draw:style-name="gr2"><draw:custom-shape draw:style-name="gr3" svg:width="0.4303in" svg:height="0.4303in" svg:x="4.695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861in" svg:y="0.1465in"><draw:text-box><text:p><text:span text:style-name="T2">--</text:span><text:span text:style-name="T2">ႅ</text:span></text:p></draw:text-box></draw:frame><draw:frame draw:style-name="gr4" draw:text-style-name="P3" svg:width="0.3394in" svg:height="0.3024in" svg:x="4.6736in" svg:y="0in"><draw:text-box><text:p><text:span text:style-name="T3">)</text:span></text:p></draw:text-box></draw:frame><draw:frame draw:style-name="gr4" draw:text-style-name="P4" svg:width="0.3421in" svg:height="0.3024in" svg:x="4.6736in" svg:y="0.1465in"><draw:text-box><text:p><text:span text:style-name="T4">၀</text:span></text:p></draw:text-box></draw:frame></draw:g><draw:g text:anchor-type="paragraph" draw:z-index="11" draw:style-name="gr2"><draw:custom-shape draw:style-name="gr3" svg:width="0.4303in" svg:height="0.4303in" svg:x="4.229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4.3945in" svg:y="0.1465in"><draw:text-box><text:p><text:span text:style-name="T2">ဦ</text:span></text:p></draw:text-box></draw:frame><draw:frame draw:style-name="gr4" draw:text-style-name="P3" svg:width="0.3394in" svg:height="0.3024in" svg:x="4.2071in" svg:y="0in"><draw:text-box><text:p><text:span text:style-name="T3">(</text:span></text:p></draw:text-box></draw:frame><draw:frame draw:style-name="gr4" draw:text-style-name="P4" svg:width="0.3421in" svg:height="0.3024in" svg:x="4.2071in" svg:y="0.1465in"><draw:text-box><text:p><text:span text:style-name="T4">၉</text:span></text:p></draw:text-box></draw:frame></draw:g><draw:g text:anchor-type="paragraph" draw:z-index="10" draw:style-name="gr2"><draw:custom-shape draw:style-name="gr3" svg:width="0.4303in" svg:height="0.4303in" svg:x="3.7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9276in" svg:y="0.1465in"><draw:text-box><text:p><text:span text:style-name="T2">--</text:span><text:span text:style-name="T2">ၢ</text:span></text:p></draw:text-box></draw:frame><draw:frame draw:style-name="gr4" draw:text-style-name="P3" svg:width="0.3394in" svg:height="0.3024in" svg:x="3.7402in" svg:y="0in"><draw:text-box><text:p><text:span text:style-name="T3">ဂ</text:span></text:p></draw:text-box></draw:frame><draw:frame draw:style-name="gr4" draw:text-style-name="P4" svg:width="0.3421in" svg:height="0.3024in" svg:x="3.7402in" svg:y="0.1465in"><draw:text-box><text:p><text:span text:style-name="T4">၈</text:span></text:p></draw:text-box></draw:frame></draw:g><draw:g text:anchor-type="paragraph" draw:z-index="9" draw:style-name="gr2"><draw:custom-shape draw:style-name="gr3" svg:width="0.4303in" svg:height="0.4303in" svg:x="3.298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3.4638in" svg:y="0.1465in"><draw:text-box><text:p><text:span text:style-name="T2">႐</text:span></text:p></draw:text-box></draw:frame><draw:frame draw:style-name="gr4" draw:text-style-name="P3" svg:width="0.3394in" svg:height="0.3024in" svg:x="3.2764in" svg:y="0in"><draw:text-box><text:p><text:span text:style-name="T3">ရ</text:span></text:p></draw:text-box></draw:frame><draw:frame draw:style-name="gr4" draw:text-style-name="P4" svg:width="0.3421in" svg:height="0.3024in" svg:x="3.2764in" svg:y="0.1465in"><draw:text-box><text:p><text:span text:style-name="T4">၇</text:span></text:p></draw:text-box></draw:frame></draw:g><draw:g text:anchor-type="paragraph" draw:z-index="8" draw:style-name="gr2"><draw:custom-shape draw:style-name="gr3" svg:width="0.4303in" svg:height="0.4303in" svg:x="2.8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3" svg:width="0.3394in" svg:height="0.3024in" svg:x="2.8098in" svg:y="0in"><draw:text-box><text:p><text:span text:style-name="T3">/</text:span></text:p></draw:text-box></draw:frame><draw:frame draw:style-name="gr4" draw:text-style-name="P4" svg:width="0.3421in" svg:height="0.3024in" svg:x="2.8098in" svg:y="0.1465in"><draw:text-box><text:p><text:span text:style-name="T4">၆</text:span></text:p></draw:text-box></draw:frame></draw:g><draw:g text:anchor-type="paragraph" draw:z-index="5" draw:style-name="gr2"><draw:custom-shape draw:style-name="gr3" svg:width="0.4303in" svg:height="0.4303in" svg:x="1.431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5972in" svg:y="0.1465in"><draw:text-box><text:p><text:span text:style-name="T2">--</text:span><text:span text:style-name="T2">ၬ</text:span></text:p></draw:text-box></draw:frame><draw:frame draw:style-name="gr4" draw:text-style-name="P3" svg:width="0.3394in" svg:height="0.3024in" svg:x="1.4098in" svg:y="0in"><draw:text-box><text:p><text:span text:style-name="T3">ဋ</text:span></text:p></draw:text-box></draw:frame><draw:frame draw:style-name="gr4" draw:text-style-name="P4" svg:width="0.3421in" svg:height="0.3024in" svg:x="1.4098in" svg:y="0.1465in"><draw:text-box><text:p><text:span text:style-name="T4">၃</text:span></text:p></draw:text-box></draw:frame></draw:g><draw:g text:anchor-type="paragraph" draw:z-index="4" draw:style-name="gr2"><draw:custom-shape draw:style-name="gr3" svg:width="0.4303in" svg:height="0.4303in" svg:x="0.96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1.1276in" svg:y="0.1465in"><draw:text-box><text:p><text:span text:style-name="T2">--</text:span><text:span text:style-name="T2"> ၭ</text:span></text:p></draw:text-box></draw:frame><draw:frame draw:style-name="gr4" draw:text-style-name="P3" svg:width="0.3394in" svg:height="0.3024in" svg:x="0.9402in" svg:y="0in"><draw:text-box><text:p><text:span text:style-name="T3">႑</text:span></text:p></draw:text-box></draw:frame><draw:frame draw:style-name="gr4" draw:text-style-name="P4" svg:width="0.3421in" svg:height="0.3024in" svg:x="0.9402in" svg:y="0.1465in"><draw:text-box><text:p><text:span text:style-name="T4">၂</text:span></text:p></draw:text-box></draw:frame></draw:g><draw:g text:anchor-type="paragraph" draw:z-index="3" draw:style-name="gr2"><draw:custom-shape draw:style-name="gr3" svg:width="0.4303in" svg:height="0.4303in" svg:x="0.02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8" svg:width="0.3004in" svg:height="0.3004in" svg:x="0.0854in" svg:y="0.0937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draw:g><draw:g text:anchor-type="paragraph" draw:z-index="1" draw:style-name="gr2"><draw:custom-shape draw:style-name="gr3" svg:width="0.4303in" svg:height="0.4303in" svg:x="0.4921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0.6575in" svg:y="0.1465in"><draw:text-box><text:p><text:span text:style-name="T2">ဎ</text:span></text:p></draw:text-box></draw:frame><draw:frame draw:style-name="gr4" draw:text-style-name="P3" svg:width="0.3394in" svg:height="0.3024in" svg:x="0.4701in" svg:y="0in"><draw:text-box><text:p><text:span text:style-name="T3">ဍ</text:span></text:p></draw:text-box></draw:frame><draw:frame draw:style-name="gr4" draw:text-style-name="P4" svg:width="0.3421in" svg:height="0.3024in" svg:x="0.4701in" svg:y="0.1465in"><draw:text-box><text:p><text:span text:style-name="T4">၁</text:span></text:p></draw:text-box></draw:frame><draw:frame draw:style-name="gr4" draw:text-style-name="P5" svg:width="0.2795in" svg:height="0.3024in" svg:x="0.6575in" svg:y="0in"><draw:text-box><text:p><text:span text:style-name="T5">ၯ</text:span></text:p></draw:text-box></draw:frame></draw:g><draw:g text:anchor-type="paragraph" draw:z-index="6" draw:style-name="gr5"><draw:custom-shape draw:style-name="gr3" svg:width="0.4303in" svg:height="0.4303in" svg:x="1.902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2.0701in" svg:y="0.1701in"><draw:text-box><text:p text:style-name="P9"><text:span text:style-name="T7">၎</text:span></text:p></draw:text-box></draw:frame><draw:frame draw:style-name="gr4" draw:text-style-name="P12" svg:width="0.3394in" svg:height="0.3024in" svg:x="1.8799in" svg:y="0in"><draw:text-box><text:p text:style-name="P11"><text:span text:style-name="T8">က်ပ္</text:span></text:p></draw:text-box></draw:frame><draw:frame draw:style-name="gr4" draw:text-style-name="P4" svg:width="0.3421in" svg:height="0.3024in" svg:x="1.8799in" svg:y="0.1465in"><draw:text-box><text:p><text:span text:style-name="T4">၄</text:span></text:p></draw:text-box></draw:frame><draw:frame draw:style-name="gr4" draw:text-style-name="P13" svg:width="0.2795in" svg:height="0.3024in" svg:x="2.0701in" svg:y="-0.0201in"><draw:text-box><text:p text:style-name="P9"><text:span text:style-name="T9">ဣ</text:span></text:p></draw:text-box></draw:frame></draw:g><draw:g text:anchor-type="paragraph" draw:z-index="28" draw:style-name="gr5"><draw:custom-shape draw:style-name="gr3" svg:width="0.4303in" svg:height="0.4303in" svg:x="6.3126in" svg:y="0.49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394in" svg:height="0.3024in" svg:x="6.2701in" svg:y="0.4402in"><draw:text-box><text:p text:style-name="P9"><text:span text:style-name="T10">႒</text:span></text:p></draw:text-box></draw:frame><draw:frame draw:style-name="gr4" draw:text-style-name="P4" svg:width="0.3421in" svg:height="0.3024in" svg:x="6.2902in" svg:y="0.6102in"><draw:text-box><text:p><text:span text:style-name="T4">၏</text:span></text:p></draw:text-box></draw:frame></draw:g><draw:g text:anchor-type="paragraph" draw:z-index="7" draw:style-name="gr5"><draw:custom-shape draw:style-name="gr3" svg:width="0.4303in" svg:height="0.4303in" svg:x="2.3654in" svg:y="0.034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394in" svg:height="0.3024in" svg:x="2.2799in" svg:y="0in"><draw:text-box><text:p text:style-name="P9"><text:span text:style-name="T10">%</text:span></text:p></draw:text-box></draw:frame><draw:frame draw:style-name="gr4" draw:text-style-name="P10" svg:width="0.3012in" svg:height="0.3024in" svg:x="2.5299in" svg:y="0.1701in"><draw:text-box><text:p text:style-name="P9"><text:span text:style-name="T7">ဩ</text:span></text:p></draw:text-box></draw:frame><draw:frame draw:style-name="gr4" draw:text-style-name="P4" svg:width="0.3421in" svg:height="0.3024in" svg:x="2.3433in" svg:y="0.1465in"><draw:text-box><text:p><text:span text:style-name="T4">၅</text:span></text:p></draw:text-box></draw:frame><draw:frame draw:style-name="gr4" draw:text-style-name="P13" svg:width="0.2795in" svg:height="0.3024in" svg:x="2.5098in" svg:y="-0.0201in"><draw:text-box><text:p text:style-name="P9"><text:span text:style-name="T9">ဪ</text:span></text:p></draw:text-box></draw:frame></draw:g><draw:g text:anchor-type="paragraph" draw:z-index="20" draw:style-name="gr5"><draw:custom-shape draw:style-name="gr3" svg:width="0.4303in" svg:height="0.4303in" svg:x="3.0484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2299in" svg:y="0.6299in"><draw:text-box><text:p text:style-name="P9"><text:span text:style-name="T7">၌</text:span></text:p></draw:text-box></draw:frame><draw:frame draw:style-name="gr4" draw:text-style-name="P3" svg:width="0.3394in" svg:height="0.3024in" svg:x="3.0299in" svg:y="0.4402in"><draw:text-box><text:p><text:span text:style-name="T3">--</text:span><text:span text:style-name="T3">႔</text:span></text:p></draw:text-box></draw:frame><draw:frame draw:style-name="gr4" draw:text-style-name="P4" svg:width="0.3421in" svg:height="0.3024in" svg:x="3.0264in" svg:y="0.6063in"><draw:text-box><text:p><text:span text:style-name="T4">ပ</text:span></text:p></draw:text-box></draw:frame><draw:frame draw:style-name="gr4" draw:text-style-name="P15" svg:width="0.2795in" svg:height="0.3024in" svg:x="3.2098in" svg:y="0.4402in"><draw:text-box><text:p><text:span text:style-name="T5">--</text:span><text:span text:style-name="T5">ၸ</text:span></text:p></draw:text-box></draw:frame></draw:g><draw:g text:anchor-type="paragraph" draw:z-index="22" draw:style-name="gr5"><draw:custom-shape draw:style-name="gr3" svg:width="0.4303in" svg:height="0.4303in" svg:x="3.9791in" svg:y="0.4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1598in" svg:y="0.6299in"><draw:text-box><text:p text:style-name="P9"><text:span text:style-name="T7">၍</text:span></text:p></draw:text-box></draw:frame><draw:frame draw:style-name="gr4" draw:text-style-name="P3" svg:width="0.3394in" svg:height="0.3024in" svg:x="3.9598in" svg:y="0.4402in"><draw:text-box><text:p><text:span text:style-name="T3">--</text:span><text:span text:style-name="T3">ႈ</text:span></text:p></draw:text-box></draw:frame><draw:frame draw:style-name="gr4" draw:text-style-name="P4" svg:width="0.3421in" svg:height="0.3024in" svg:x="3.9571in" svg:y="0.6063in"><draw:text-box><text:p><text:span text:style-name="T4">င</text:span></text:p></draw:text-box></draw:frame><draw:frame draw:style-name="gr4" draw:text-style-name="P13" svg:width="0.2795in" svg:height="0.3024in" svg:x="4.1598in" svg:y="0.4402in"><draw:text-box><text:p text:style-name="P9"><text:span text:style-name="T9">ၪ</text:span></text:p></draw:text-box></draw:frame></draw:g><draw:g text:anchor-type="paragraph" draw:z-index="24" draw:style-name="gr5"><draw:custom-shape draw:style-name="gr3" svg:width="0.4303in" svg:height="0.4303in" svg:x="4.9122in" svg:y="0.4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2" svg:width="0.3012in" svg:height="0.3024in" svg:x="5.0776in" svg:y="0.6106in"><draw:text-box><text:p><text:span text:style-name="T2">--</text:span><text:span text:style-name="T2">ၥ</text:span></text:p></draw:text-box></draw:frame><draw:frame draw:style-name="gr4" draw:text-style-name="P3" svg:width="0.3394in" svg:height="0.3024in" svg:x="4.8902in" svg:y="0.4642in"><draw:text-box><text:p><text:span text:style-name="T3">ဏ</text:span></text:p></draw:text-box></draw:frame><draw:frame draw:style-name="gr4" draw:text-style-name="P4" svg:width="0.3421in" svg:height="0.3024in" svg:x="4.8902in" svg:y="0.6106in"><draw:text-box><text:p><text:span text:style-name="T4">စ</text:span></text:p></draw:text-box></draw:frame><draw:frame draw:style-name="gr4" draw:text-style-name="P5" svg:width="0.2795in" svg:height="0.3024in" svg:x="5.1in" svg:y="0.4598in"><draw:text-box><text:p><text:span text:style-name="T5">--</text:span><text:span text:style-name="T12"> </text:span><text:span text:style-name="T5">ၰ</text:span></text:p></draw:text-box></draw:frame></draw:g></text:p>
      <text:p text:style-name="Standard"/>
      <text:p text:style-name="Standard"><draw:g text:anchor-type="paragraph" draw:z-index="23" draw:style-name="gr5"><draw:custom-shape draw:style-name="gr3" svg:width="0.4303in" svg:height="0.4303in" svg:x="4.4457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6201in" svg:y="0.2402in"><draw:text-box><text:p text:style-name="P9"><text:span text:style-name="T7">ႆ</text:span></text:p></draw:text-box></draw:frame><draw:frame draw:style-name="gr4" draw:text-style-name="P3" svg:width="0.3394in" svg:height="0.3024in" svg:x="4.4236in" svg:y="0.0764in"><draw:text-box><text:p><text:span text:style-name="T3">ဥ</text:span></text:p></draw:text-box></draw:frame><draw:frame draw:style-name="gr4" draw:text-style-name="P4" svg:width="0.3421in" svg:height="0.3024in" svg:x="4.4236in" svg:y="0.2228in"><draw:text-box><text:p><text:span text:style-name="T4">သ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TE: <text:span text:style-name="T1">Pictures maintain a border, so either do a "Page Preview" or "Export to PDF", then capture the image &amp; save it for the User's Guide. (We don't use the keyboard itself 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Zawgyi-One1" svg:font-family="Zawgyi-One" style:font-adornments="Regular"/>
    <style:font-face style:name="Trebuchet MS1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21M15S</meta:editing-duration>
    <meta:editing-cycles>44</meta:editing-cycles>
    <meta:generator>OpenOffice.org/3.2$Win32 OpenOffice.org_project/320m18$Build-9502</meta:generator>
    <dc:date>2010-11-19T01:19:38.96</dc:date>
    <dc:creator>Seth Hetu</dc:creator>
    <meta:document-statistic meta:table-count="0" meta:image-count="3" meta:object-count="0" meta:page-count="1" meta:paragraph-count="1" meta:word-count="42" meta:character-count="229"/>
    <meta:user-defined meta:name="Info 1"/>
    <meta:user-defined meta:name="Info 2"/>
    <meta:user-defined meta:name="Info 3"/>
    <meta:user-defined meta:name="Info 4"/>
  </office:meta>
</office:document-meta>
</file>